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4Resolve.setRedoall( boolean redoa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Resolve.isSimulation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Resolve.isForcetex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Resolve.getResolv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Resolve.setMarkersforall( boolean markersfora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Resolve.setForcetextmode( boolean forcetext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Resolve.isMarkersfor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Resolve.setResolvemode( String resolvem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4Resolve.setSimulationmode( boolean simulation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Resolve.execut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4Resolve.isRedo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